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8eb" officeooo:paragraph-rsid="000f4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Sliker</text:p>
      <text:p text:style-name="P1">CS 161 Lab1</text:p>
      <text:p text:style-name="P1"/>
      <text:p text:style-name="P1">Planning:</text:p>
      <text:p text:style-name="P1">Why do you think we are learning Unix and C++?</text:p>
      <text:p text:style-name="P1">Every computer system comes with a Unix kernel/shell.</text:p>
      <text:p text:style-name="P1"/>
      <text:p text:style-name="P1">What resources did you use to complete this lab?</text:p>
      <text:p text:style-name="P1">My computer.</text:p>
      <text:p text:style-name="P1"/>
      <text:p text:style-name="P1">Did you use your time wisely to finish the lab on time?</text:p>
      <text:p text:style-name="P1">Yes I did.</text:p>
      <text:p text:style-name="P1"/>
      <text:p text:style-name="P1">Monitoring:</text:p>
      <text:p text:style-name="P1">What was the most difficult and confusing part of this lab?</text:p>
      <text:p text:style-name="P1">None of it.</text:p>
      <text:p text:style-name="P1"/>
      <text:p text:style-name="P1">What did you do to address the difficulties and confusions?</text:p>
      <text:p text:style-name="P1">I looked in the lab sheet for the answers.</text:p>
      <text:p text:style-name="P1"/>
      <text:p text:style-name="P1">Evaluation:</text:p>
      <text:p text:style-name="P1">How well do you think you accomplished the lab?</text:p>
      <text:p text:style-name="P1">Completely accomplished it.</text:p>
      <text:p text:style-name="P1"/>
      <text:p text:style-name="P1">If you had to do this over, what would you have done differently?</text:p>
      <text:p text:style-name="P1">I would have like to have more time to see the lab posted on Blackboard.</text:p>
      <text:p text:style-name="P1"/>
      <text:p text:style-name="P1">What worked well for you and what didn’t?</text:p>
      <text:p text:style-name="P1">I think my partners were c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35:24.123335729</meta:creation-date>
    <dc:date>2015-01-08T12:40:29.932324348</dc:date>
    <meta:editing-duration>P0D</meta:editing-duration>
    <meta:editing-cycles>1</meta:editing-cycles>
    <meta:document-statistic meta:table-count="0" meta:image-count="0" meta:object-count="0" meta:page-count="1" meta:paragraph-count="21" meta:word-count="139" meta:character-count="731" meta:non-whitespace-character-count="613"/>
    <meta:generator>LibreOffice/4.2.7.2$Linux_X86_64 LibreOffice_project/420m0$Build-2</meta:generator>
  </office:meta>
</office:document-meta>
</file>